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1.961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1.106cm" fo:break-before="auto" style:use-optimal-row-height="true"/>
    </style:style>
    <style:style style:name="ro16" style:family="table-row">
      <style:table-row-properties style:row-height="1.81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55308d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6b5e9b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8e86ae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6b5e9b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e86ae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0" style:family="table-cell" style:parent-style-name="Default">
      <style:table-cell-properties fo:border-bottom="0.99pt solid #000000" fo:background-color="#6b5e9b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99pt solid #000000" fo:background-color="#8e86ae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Liberation Sans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4" style:family="text">
      <style:text-properties style:text-line-through-type="single"/>
    </style:style>
    <style:style style:name="T5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s" fo:country="AR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6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s" fo:country="AR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2" table:default-cell-style-name="Default"/>
        <table:table-column table:style-name="co1" table:default-cell-style-name="ce35"/>
        <table:table-column table:style-name="co1" table:default-cell-style-name="Default"/>
        <table:table-column table:style-name="co1" table:default-cell-style-name="ce35"/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“Locura sana” I (Nivel 9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0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number-columns-repeated="4" table:style-name="ce25" office:value-type="string" calcext:value-type="string">
            <text:p>Programación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41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table:style-name="ce7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5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5" office:value-type="string" calcext:value-type="string">
            <text:p>07:30hs</text:p>
            <text:p>-</text:p>
            <text:p>08:30hs</text:p>
          </table:table-cell>
          <table:table-cell table:style-name="ce35" office:value-type="string" calcext:value-type="string">
            <text:p>07:30hs</text:p>
            <text:p>-</text:p>
            <text:p>08:30hs</text:p>
          </table:table-cell>
          <table:table-cell table:style-name="ce44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table:style-name="ce27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table:style-name="ce35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table:style-name="ce35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35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65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27"/>
          <table:table-cell table:style-name="ce36"/>
          <table:table-cell table:style-name="ce35"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6">Proyecto Zero y</text:span></text:p>
            <text:p><text:span text:style-name="T6">Terciario</text:span></text:p>
            <text:p><text:span text:style-name="T1">O Código Libre</text:span></text:p>
            <text:p><text:span text:style-name="T2">09;00hs</text:span></text:p>
          </table:table-cell>
          <table:table-cell table:style-name="ce35" table:number-columns-repeated="2"/>
          <table:covered-table-cell table:style-name="ce44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1">10:30hs:</text:span></text:p>
            <text:p><text:span text:style-name="T1">Código</text:span></text:p>
            <text:p><text:span text:style-name="T1">Libre</text:span></text:p>
            <text:p><text:span text:style-name="T2">11:00hs</text:span></text:p>
          </table:table-cell>
          <table:table-cell office:value-type="string" calcext:value-type="string">
            <text:p><text:span text:style-name="T1">07:30hs:</text:span></text:p>
            <text:p><text:span text:style-name="T1">Galactic</text:span></text:p>
            <text:p><text:span text:style-name="T1">Gym</text:span></text:p>
            <text:p><text:span text:style-name="T2">09:00hs</text:span></text:p>
          </table:table-cell>
          <table:table-cell table:style-name="ce36"/>
          <table:table-cell/>
          <table:table-cell table:style-name="ce35" office:value-type="string" calcext:value-type="string">
            <text:p><text:span text:style-name="T1">08:30hs:</text:span></text:p>
            <text:p><text:span text:style-name="T1">Código</text:span></text:p>
            <text:p><text:span text:style-name="T1">Libre</text:span></text:p>
            <text:p><text:span text:style-name="T2">09:30hs</text:span></text:p>
          </table:table-cell>
          <table:table-cell table:style-name="ce35" office:value-type="string" calcext:value-type="string">
            <text:p><text:span text:style-name="T1">10:00hs:</text:span></text:p>
            <text:p><text:span text:style-name="T6">Proyecto Zero y</text:span></text:p>
            <text:p><text:span text:style-name="T6">Terciario o</text:span></text:p>
            <text:p><text:span text:style-name="T1"> Código Libre</text:span></text:p>
            <text:p><text:span text:style-name="T2">11:35hs</text:span></text:p>
          </table:table-cell>
          <table:covered-table-cell table:style-name="ce44"/>
          <table:table-cell table:number-columns-repeated="4"/>
        </table:table-row>
        <table:table-row table:style-name="ro10">
          <table:table-cell/>
          <table:table-cell table:style-name="ce27"/>
          <table:table-cell/>
          <table:table-cell table:style-name="ce35" office:value-type="string" calcext:value-type="string">
            <text:p><text:span text:style-name="T1">09:30hs:</text:span></text:p>
            <text:p><text:span text:style-name="T6">Proyecto Zero y</text:span></text:p>
            <text:p><text:span text:style-name="T6">Terciario</text:span></text:p>
            <text:p><text:span text:style-name="T1">O Código Libre</text:span></text:p>
            <text:p><text:span text:style-name="T2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36"/>
          <table:table-cell table:style-name="ce35"/>
          <table:covered-table-cell table:style-name="ce44"/>
          <table:table-cell table:number-columns-repeated="4"/>
        </table:table-row>
        <table:table-row table:style-name="ro11">
          <table:table-cell/>
          <table:table-cell table:style-name="ce7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36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35" office:value-type="string" calcext:value-type="string">
            <text:p><text:span text:style-name="T1">09:30hs:</text:span></text:p>
            <text:p><text:span text:style-name="T6">Proyecto Zero y</text:span></text:p>
            <text:p><text:span text:style-name="T6">Terciario</text:span></text:p>
            <text:p><text:span text:style-name="T2">11:00hs</text:span></text:p>
          </table:table-cell>
          <table:table-cell table:style-name="ce35"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 table:style-name="ce44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table:style-name="ce7" office:value-type="string" calcext:value-type="string">
            <text:p><text:span text:style-name="T1">11:00hs:</text:span></text:p>
            <text:p><text:span text:style-name="T1">Proyecto Zero y</text:span></text:p>
            <text:p><text:span text:style-name="T3">Terciario</text:span></text:p>
            <text:p><text:span text:style-name="T2">11:30hs</text:span></text:p>
          </table:table-cell>
          <table:table-cell office:value-type="string" calcext:value-type="string">
            <text:p><text:span text:style-name="T1">10:00hs:Proyecto</text:span></text:p>
            <text:p><text:span text:style-name="T3">Road &amp; Dust</text:span></text:p>
            <text:p><text:span text:style-name="T4">12:00hs</text:span></text:p>
          </table:table-cell>
          <table:table-cell table:style-name="ce35" office:value-type="string" calcext:value-type="string">
            <text:p><text:span text:style-name="T1">11:00hs:</text:span></text:p>
            <text:p><text:span text:style-name="T1">Situaciones</text:span></text:p>
            <text:p><text:span text:style-name="T1">Especiales</text:span></text:p>
            <text:p><text:span text:style-name="T2">13:30hs</text:span></text:p>
          </table:table-cell>
          <table:table-cell/>
          <table:table-cell table:style-name="ce35" office:value-type="string" calcext:value-type="string">
            <text:p><text:span text:style-name="T1">11:00hs:Proyecto</text:span></text:p>
            <text:p><text:span text:style-name="T6">Achievemind</text:span></text:p>
            <text:p><text:span text:style-name="T4">11:35hs</text:span></text:p>
          </table:table-cell>
          <table:table-cell/>
          <table:covered-table-cell table:style-name="ce44"/>
          <table:table-cell table:number-columns-repeated="4"/>
        </table:table-row>
        <table:table-row table:style-name="ro7">
          <table:table-cell/>
          <table:table-cell table:style-name="ce7" office:value-type="string" calcext:value-type="string">
            <text:p><text:span text:style-name="T1">11:30hs:Proyecto</text:span></text:p>
            <text:p><text:span text:style-name="T3">Achievemind</text:span></text:p>
            <text:p><text:span text:style-name="T2">12:00hs</text:span></text:p>
          </table:table-cell>
          <table:table-cell/>
          <table:table-cell table:style-name="ce35"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1">10:00hs:Proyecto</text:span></text:p>
            <text:p><text:span text:style-name="T6">Road &amp; Dust</text:span></text:p>
            <text:p><text:span text:style-name="T2">12:00hs</text:span></text:p>
          </table:table-cell>
          <table:table-cell table:style-name="ce35"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35"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 table:style-name="ce44"/>
          <table:table-cell table:number-columns-repeated="4"/>
        </table:table-row>
        <table:table-row table:style-name="ro7">
          <table:table-cell/>
          <table:table-cell table:style-name="ce7"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table:style-name="ce35"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table:style-name="ce35" office:value-type="string" calcext:value-type="string">
            <text:p>12:00hs:Almuerzo</text:p>
            <text:p><text:span text:style-name="T4">14:30hs</text:span></text:p>
          </table:table-cell>
          <table:table-cell table:style-name="ce35" office:value-type="string" calcext:value-type="string">
            <text:p>12:00hs:Almuerzo</text:p>
            <text:p><text:span text:style-name="T4">14:30hs</text:span></text:p>
          </table:table-cell>
          <table:covered-table-cell table:style-name="ce44"/>
          <table:table-cell table:number-columns-repeated="4"/>
        </table:table-row>
        <table:table-row table:style-name="ro12">
          <table:table-cell/>
          <table:table-cell table:style-name="ce7" office:value-type="string" calcext:value-type="string">
            <text:p>14:30hs:Psicologa</text:p>
            <text:p><text:span text:style-name="T4">15:30hs</text:span></text:p>
          </table:table-cell>
          <table:table-cell office:value-type="string" calcext:value-type="string">
            <text:p><text:span text:style-name="T1">14:30hs:Baño</text:span></text:p>
            <text:p><text:span text:style-name="T4">18:00hs</text:span></text:p>
          </table:table-cell>
          <table:table-cell table:style-name="ce35"/>
          <table:table-cell office:value-type="string" calcext:value-type="string">
            <text:p><text:span text:style-name="T1">14:30hs:</text:span></text:p>
            <text:p><text:span text:style-name="T6">Proyecto Zero y</text:span></text:p>
            <text:p><text:span text:style-name="T6">Terciario</text:span></text:p>
            <text:p><text:span text:style-name="T4">18:00hs</text:span></text:p>
          </table:table-cell>
          <table:table-cell table:style-name="ce35"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table:style-name="ce35"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 table:style-name="ce44"/>
          <table:table-cell table:number-columns-repeated="4"/>
        </table:table-row>
        <table:table-row table:style-name="ro13">
          <table:table-cell/>
          <table:table-cell table:style-name="ce7" office:value-type="string" calcext:value-type="string">
            <text:p><text:span text:style-name="T1">15:30hs:</text:span></text:p>
            <text:p><text:span text:style-name="T1">Proyecto Zero y</text:span></text:p>
            <text:p><text:span text:style-name="T5">Terciario</text:span></text:p>
            <text:p><text:span text:style-name="T4">17:00hs</text:span></text:p>
          </table:table-cell>
          <table:table-cell office:value-type="string" calcext:value-type="string">
            <text:p><text:span text:style-name="T1">15:30hs:</text:span></text:p>
            <text:p><text:span text:style-name="T6">Proyecto Zero y</text:span></text:p>
            <text:p><text:span text:style-name="T6">Terciario</text:span></text:p>
            <text:p><text:span text:style-name="T2">16:30hs</text:span></text:p>
          </table:table-cell>
          <table:table-cell table:style-name="ce35"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table:style-name="ce35" office:value-type="string" calcext:value-type="string">
            <text:p><text:span text:style-name="T1">14:30hs:</text:span></text:p>
            <text:p><text:span text:style-name="T6">Proyecto Zero y</text:span></text:p>
            <text:p><text:span text:style-name="T6">Terciario</text:span></text:p>
            <text:p><text:span text:style-name="T4">16:00hs</text:span></text:p>
          </table:table-cell>
          <table:table-cell table:style-name="ce35"/>
          <table:covered-table-cell table:style-name="ce44"/>
          <table:table-cell table:number-columns-repeated="4"/>
        </table:table-row>
        <table:table-row table:style-name="ro11">
          <table:table-cell/>
          <table:table-cell table:style-name="ce7"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<text:span text:style-name="T5">Proyecto</text:span></text:p>
            <text:p><text:span text:style-name="T5">Achievemind</text:span></text:p>
            <text:p><text:span text:style-name="T4">17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36"/>
          <table:table-cell table:style-name="ce35"/>
          <table:table-cell table:style-name="ce44"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table:style-name="ce7"/>
          <table:table-cell office:value-type="string" calcext:value-type="string">
            <text:p>17:00hs:</text:p>
            <text:p><text:span text:style-name="T5">Proyecto Zero y</text:span></text:p>
            <text:p><text:span text:style-name="T5">Terciario</text:span></text:p>
            <text:p><text:span text:style-name="T4">18:00hs</text:span></text:p>
          </table:table-cell>
          <table:table-cell table:style-name="ce36"/>
          <table:table-cell/>
          <table:table-cell table:style-name="ce35"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 table:style-name="ce35"/>
          <table:table-cell table:style-name="ce65" table:number-columns-spanned="1" table:number-rows-spanned="4"/>
          <table:table-cell table:number-columns-repeated="4"/>
        </table:table-row>
        <table:table-row table:style-name="ro7">
          <table:table-cell/>
          <table:table-cell table:style-name="ce7"/>
          <table:table-cell table:style-name="ce36" table:number-columns-repeated="2"/>
          <table:table-cell/>
          <table:table-cell table:style-name="ce35" table:number-columns-repeated="2"/>
          <table:covered-table-cell table:style-name="ce44"/>
          <table:table-cell table:number-columns-repeated="4"/>
        </table:table-row>
        <table:table-row table:style-name="ro10">
          <table:table-cell/>
          <table:table-cell table:style-name="ce7"/>
          <table:table-cell office:value-type="string" calcext:value-type="string">
            <text:p><text:span text:style-name="T1">18:00hs:</text:span></text:p>
            <text:p><text:span text:style-name="T6">Proyecto Zero y</text:span></text:p>
            <text:p><text:span text:style-name="T6">Terciario</text:span></text:p>
            <text:p><text:span text:style-name="T2">20:00hs</text:span></text:p>
          </table:table-cell>
          <table:table-cell table:style-name="ce35" office:value-type="string" calcext:value-type="string">
            <text:p><text:span text:style-name="T1">18:00hs:</text:span></text:p>
            <text:p><text:span text:style-name="T6">Proyecto Zero y</text:span></text:p>
            <text:p><text:span text:style-name="T6">Terciario</text:span></text:p>
            <text:p><text:span text:style-name="T2">20:00hs</text:span></text:p>
          </table:table-cell>
          <table:table-cell office:value-type="string" calcext:value-type="string">
            <text:p><text:span text:style-name="T1">18:00hs:</text:span></text:p>
            <text:p><text:span text:style-name="T6">Proyecto Zero y</text:span></text:p>
            <text:p><text:span text:style-name="T6">Terciario</text:span></text:p>
            <text:p><text:span text:style-name="T2">20:00hs</text:span></text:p>
          </table:table-cell>
          <table:table-cell table:style-name="ce35" office:value-type="string" calcext:value-type="string">
            <text:p>17:30hs:Regar el</text:p>
            <text:p>Jardín</text:p>
            <text:p><text:span text:style-name="T4">18:00hs</text:span></text:p>
          </table:table-cell>
          <table:table-cell table:style-name="ce35"/>
          <table:covered-table-cell table:style-name="ce44"/>
          <table:table-cell table:number-columns-repeated="4"/>
        </table:table-row>
        <table:table-row table:style-name="ro10">
          <table:table-cell/>
          <table:table-cell table:style-name="ce7"/>
          <table:table-cell office:value-type="string" calcext:value-type="string">
            <text:p><text:span text:style-name="T1">20:20hs:</text:span></text:p>
            <text:p><text:span text:style-name="T6">Proyecto Zero y</text:span></text:p>
            <text:p><text:span text:style-name="T6">Terciario</text:span></text:p>
            <text:p><text:span text:style-name="T2">22:20hs</text:span></text:p>
          </table:table-cell>
          <table:table-cell table:style-name="ce35" office:value-type="string" calcext:value-type="string">
            <text:p><text:span text:style-name="T1">18:20hs:</text:span></text:p>
            <text:p><text:span text:style-name="T6">Proyecto Zero y</text:span></text:p>
            <text:p><text:span text:style-name="T6">Terciario</text:span></text:p>
            <text:p><text:span text:style-name="T2">22:20hs</text:span></text:p>
          </table:table-cell>
          <table:table-cell office:value-type="string" calcext:value-type="string">
            <text:p><text:span text:style-name="T1">20:20hs:</text:span></text:p>
            <text:p><text:span text:style-name="T6">Proyecto Zero y</text:span></text:p>
            <text:p><text:span text:style-name="T6">Terciario</text:span></text:p>
            <text:p><text:span text:style-name="T2">22:20hs</text:span></text:p>
          </table:table-cell>
          <table:table-cell table:style-name="ce36"/>
          <table:table-cell table:style-name="ce35"/>
          <table:covered-table-cell table:style-name="ce44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5"/>
          <table:covered-table-cell/>
          <table:covered-table-cell table:number-columns-repeated="2" table:style-name="ce35"/>
          <table:covered-table-cell table:style-name="ce44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1:00hs</text:p>
            <text:p>-</text:p>
            <text:p>22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<text:span text:style-name="T1">19:00hs</text:span></text:p>
            <text:p><text:span text:style-name="T1">-</text:span></text:p>
            <text:p><text:span text:style-name="T1">20:00hs</text:span></text:p>
          </table:table-cell>
          <table:table-cell table:style-name="ce15" office:value-type="string" calcext:value-type="string">
            <text:p>21:30hs</text:p>
            <text:p>-</text:p>
            <text:p>22:00hs</text:p>
          </table:table-cell>
          <table:table-cell table:style-name="ce46" office:value-type="string" calcext:value-type="string">
            <text:p>21:30hs</text:p>
            <text:p>-</text:p>
            <text:p>22:00hs</text:p>
          </table:table-cell>
          <table:table-cell table:number-columns-repeated="4"/>
        </table:table-row>
        <table:table-row table:style-name="ro17" table:number-rows-repeated="8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7">
          <table:table-cell table:number-columns-repeated="2"/>
          <table:table-cell table:style-name="Default"/>
          <table:table-cell/>
          <table:table-cell table:style-name="ce1"/>
          <table:table-cell table:number-columns-repeated="7"/>
        </table:table-row>
        <table:table-row table:style-name="ro17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7">
          <table:table-cell table:number-columns-repeated="2"/>
          <table:table-cell table:style-name="ce50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1:06:29.445956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0:57:42.459607871</meta:creation-date>
    <dc:date>2021-07-19T01:23:41.313305816</dc:date>
    <meta:editing-duration>PT8H35M18S</meta:editing-duration>
    <meta:editing-cycles>26</meta:editing-cycles>
    <meta:generator>LibreOffice/6.4.7.2$Linux_X86_64 LibreOffice_project/40$Build-2</meta:generator>
    <meta:document-statistic meta:table-count="1" meta:cell-count="87" meta:object-count="0"/>
  </office:meta>
</office:document-meta>
</file>